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C2A63A9311AA6E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afd095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53cm" draw:marker-start-width="0.279cm" draw:marker-end="Стили_20_стрелок_20_1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Стили_20_стрелок_20_2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5983b0" draw:textarea-horizontal-align="justify" draw:textarea-vertical-align="middle" draw:auto-grow-height="false" fo:min-height="1.656cm" fo:min-width="5.533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="Стили_20_стрелок_20_3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fill-color="#5983b0" draw:textarea-horizontal-align="justify" draw:textarea-vertical-align="middle" draw:auto-grow-height="false" fo:min-height="0.853cm" fo:min-width="2.993cm"/>
      <style:paragraph-properties style:writing-mode="lr-tb"/>
    </style:style>
    <style:style style:name="gr7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03cm" fo:min-width="3.31cm"/>
      <style:paragraph-properties style:writing-mode="lr-tb"/>
    </style:style>
    <style:style style:name="gr9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1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703cm" fo:min-width="2.359cm"/>
      <style:paragraph-properties style:writing-mode="lr-tb"/>
    </style:style>
    <style:style style:name="pr1" style:family="presentation" style:parent-style-name="Обычный-title">
      <style:graphic-properties fo:min-height="3.785cm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Обычный-outline1">
      <style:graphic-properties/>
      <style:paragraph-properties style:writing-mode="lr-tb"/>
    </style:style>
    <style:style style:name="pr4" style:family="presentation" style:parent-style-name="Обычный-notes">
      <style:graphic-properties draw:fill-color="#ffffff" fo:min-height="12.572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color="#ffffff" loext:opacity="100%" loext:color-lum-mod="100%" loext:color-lum-off="0%" style:font-name="Montserrat" fo:letter-spacing="normal" fo:language="ru" fo:country="RU" fo:font-weight="bold"/>
    </style:style>
    <style:style style:name="P2" style:family="paragraph">
      <loext:graphic-properties draw:fill-color="#ffffff"/>
      <style:paragraph-properties style:writing-mode="lr-tb"/>
      <style:text-properties fo:language="ru" fo:country="RU"/>
    </style:style>
    <style:style style:name="P3" style:family="paragraph">
      <style:paragraph-properties style:writing-mode="lr-tb"/>
    </style:style>
    <style:style style:name="P4" style:family="paragraph">
      <style:text-properties fo:hyphenate="false" loext:hyphenation-no-caps="false" loext:hyphenation-no-last-word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color="#ffffff" loext:opacity="100%" style:font-name="Montserrat"/>
    </style:style>
    <style:style style:name="P9" style:family="paragraph">
      <loext:graphic-properties draw:fill-color="#5983b0"/>
      <style:paragraph-properties fo:text-align="center" style:writing-mode="lr-tb"/>
      <style:text-properties fo:color="#ffffff" loext:opacity="100%" loext:color-lum-mod="100%" loext:color-lum-off="0%" style:font-name="Montserrat"/>
    </style:style>
    <style:style style:name="P10" style:family="paragraph">
      <style:paragraph-properties fo:text-align="center"/>
      <style:text-properties fo:color="#ffffff" loext:opacity="100%" style:font-name="Montserrat"/>
    </style:style>
    <style:style style:name="P11" style:family="paragraph">
      <style:paragraph-properties fo:text-align="center"/>
      <style:text-properties fo:color="#ffffff" loext:opacity="100%" loext:color-lum-mod="100%" loext:color-lum-off="0%" style:font-name="Montserrat"/>
    </style:style>
    <style:style style:name="P12" style:family="paragraph">
      <loext:graphic-properties draw:fill-color="#ffffff"/>
    </style:style>
    <style:style style:name="T1" style:family="text">
      <style:text-properties fo:color="#ffffff" loext:opacity="100%" style:font-name="Montserrat" fo:letter-spacing="normal" fo:language="ru" fo:country="RU" fo:font-weight="bold"/>
    </style:style>
    <style:style style:name="T2" style:family="text">
      <style:text-properties fo:color="#ffffff" loext:opacity="100%" style:font-name="Montserrat"/>
    </style:style>
    <style:style style:name="T3" style:family="text">
      <style:text-properties fo:language="ru" fo:country="RU"/>
    </style:style>
    <style:style style:name="T4" style:family="text">
      <style:text-properties fo:color="#ffffff" loext:opacity="100%" style:font-name="Montserrat" fo:language="ru" fo:country="RU"/>
    </style:style>
    <style:style style:name="T5" style:family="text">
      <style:text-properties fo:color="#ffffff" loext:opacity="100%" style:font-name="Montserra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785cm" svg:x="1.4cm" svg:y="0.85cm" presentation:class="title" presentation:user-transformed="true">
          <draw:text-box>
            <text:p><text:span text:style-name="T1">Образовательная тестирующая система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1" draw:text-style-name="P3" draw:layer="layout" svg:width="25.199cm" svg:height="3.785cm" svg:x="1.4cm" svg:y="0.05cm" presentation:class="title" presentation:user-transformed="true">
          <draw:text-box>
            <text:p><text:span text:style-name="T2"><text:s/></text:span><text:span text:style-name="T2">Описание вида деятельности для получения прибыли.</text:span></text:p>
          </draw:text-box>
        </draw:frame>
        <draw:frame presentation:style-name="pr3" draw:text-style-name="P3" draw:layer="layout" svg:width="25.199cm" svg:height="9.134cm" svg:x="1.4cm" svg:y="4.201cm" presentation:class="outline" presentation:user-transformed="true">
          <draw:text-box>
            <text:list text:style-name="L2">
              <text:list-item>
                <text:p>Веб приложение, которое фактически представляет образовательную среду</text:p>
              </text:list-item>
              <text:list-item>
                <text:p text:style-name="P4">Имеются возможности по созданию тестов, размещению материалов и другие новшества, к примеру автоматическое тестирование задач по программированию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Обычный" presentation:presentation-page-layout-name="AL2T1">
        <draw:frame presentation:style-name="pr1" draw:text-style-name="P3" draw:layer="layout" svg:width="25.199cm" svg:height="3.785cm" svg:x="1.4cm" svg:y="0.05cm" presentation:class="title" presentation:user-transformed="true">
          <draw:text-box>
            <text:p><text:span text:style-name="T3">Обоснование выбора этой бизнес-идеи</text:span></text:p>
          </draw:text-box>
        </draw:frame>
        <draw:frame presentation:style-name="pr5" draw:text-style-name="P3" draw:layer="layout" svg:width="25.199cm" svg:height="9.134cm" svg:x="1.4cm" svg:y="4.201cm" presentation:class="outline" presentation:user-transformed="true">
          <draw:text-box>
            <text:list text:style-name="L2">
              <text:list-item>
                <text:p><text:span text:style-name="T3">Существует проблема сдач лабораторных работ у программистов и вообще у любых специальностей. </text:span></text:p>
              </text:list-item>
              <text:list-item>
                <text:p><text:span text:style-name="T3">Мы живём в бурно развивающее время. И образование должно стремится к цифровизации. Моя же идея предлагает образовательную среду, которая решит множество проблем, к примеру дедлайнов и возможности сдачи заданий дистанционно, а также генерация отчетов по ГОСТам.</text:span></text:p>
              </text:list-item>
              <text:list-item>
                <text:p><text:span text:style-name="T3">И у такой среды совершенно мало аналогов, поэтому довольно легко можно забрать эту нишу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2T1">
        <draw:frame presentation:style-name="pr1" draw:text-style-name="P3" draw:layer="layout" svg:width="25.199cm" svg:height="3.785cm" svg:x="1.4cm" svg:y="0.05cm" presentation:class="title" presentation:user-transformed="true">
          <draw:text-box>
            <text:p><text:span text:style-name="T3">Определение потребительского сектора </text:span>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3">Университеты, школы и другие образовательные учреждения.</text:span></text:p>
                <text:p><text:span text:style-name="T3"/></text:p>
              </text:list-header>
            </text:list>
          </draw:text-box>
        </draw:frame>
        <draw:line draw:style-name="gr2" draw:text-style-name="P7" draw:layer="layout" svg:x1="10.16cm" svg:y1="6.985cm" svg:x2="6.985cm" svg:y2="10.16cm">
          <text:p/>
        </draw:line>
        <draw:line draw:style-name="gr3" draw:text-style-name="P7" draw:layer="layout" svg:x1="17.78cm" svg:y1="6.985cm" svg:x2="20.32cm" svg:y2="10.16cm">
          <text:p/>
        </draw:line>
        <draw:custom-shape draw:style-name="gr4" draw:text-style-name="P9" draw:layer="layout" svg:width="12.065cm" svg:height="3.81cm" svg:x="0.635cm" svg:y="10.795cm">
          <text:p text:style-name="P8"><text:span text:style-name="T4">Преподаватели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9" draw:layer="layout" svg:width="12.065cm" svg:height="3.81cm" svg:x="14.605cm" svg:y="10.795cm">
          <text:p text:style-name="P8"><text:span text:style-name="T4">Учащиес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7" draw:layer="layout" svg:x1="12.7cm" svg:y1="6.985cm" svg:x2="11.43cm" svg:y2="8.89cm">
          <text:p/>
        </draw:line>
        <draw:line draw:style-name="gr5" draw:text-style-name="P7" draw:layer="layout" svg:x1="14.605cm" svg:y1="6.985cm" svg:x2="15.875cm" svg:y2="8.89cm">
          <text:p/>
        </draw:line>
        <draw:custom-shape draw:style-name="gr6" draw:text-style-name="P9" draw:layer="layout" svg:width="6.985cm" svg:height="2.205cm" svg:x="7.62cm" svg:y="9.225cm">
          <text:p text:style-name="P8"><text:span text:style-name="T4">Репетитор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9" draw:layer="layout" svg:width="6.985cm" svg:height="2.205cm" svg:x="12.7cm" svg:y="9.225cm">
          <text:p text:style-name="P8"><text:span text:style-name="T4">Энтузиаст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2T1">
        <draw:frame presentation:style-name="pr1" draw:text-style-name="P3" draw:layer="layout" svg:width="25.199cm" svg:height="3.785cm" svg:x="1.4cm" svg:y="0.05cm" presentation:class="title" presentation:user-transformed="true">
          <draw:text-box>
            <text:p><text:span text:style-name="T3">Процессы </text:span>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Опрос преподавателей разных предметов о задачах/тестах, которые им не хватает о предложениях к предложенной концепции</text:p>
              </text:list-item>
              <text:list-item>
                <text:p text:style-name="P3">Создание дизайна приложения</text:p>
              </text:list-item>
              <text:list-item>
                <text:p text:style-name="P3">Тестирование дизайна</text:p>
              </text:list-item>
              <text:list-item>
                <text:p text:style-name="P3">Создание мало функциональной версии приложения</text:p>
              </text:list-item>
              <text:list-item>
                <text:p text:style-name="P3">Дальнейшая поддержка, то есть добавление новых тестов и различных идей, которые могли быть предложены или придуманы самостоятельно</text:p>
              </text:list-item>
              <text:list-item>
                <text:p text:style-name="P3">Добавление платных элементов, вероятно подписка, которая будет дополнять существующий функционал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Обычный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Технологии</text:p>
          </draw:text-box>
        </draw:frame>
        <draw:line draw:style-name="gr7" draw:text-style-name="P7" draw:layer="layout" svg:x1="13.97cm" svg:y1="3.257cm" svg:x2="13.97cm" svg:y2="5.08cm">
          <text:p/>
        </draw:line>
        <draw:custom-shape draw:style-name="gr8" draw:text-style-name="P11" draw:layer="layout" svg:width="7.62cm" svg:height="1.905cm" svg:x="10.16cm" svg:y="5.715cm">
          <text:p text:style-name="P10"><text:span text:style-name="T5">WE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7" draw:layer="layout" svg:x1="12.7cm" svg:y1="7.62cm" svg:x2="10.16cm" svg:y2="10.16cm">
          <text:p/>
        </draw:line>
        <draw:line draw:style-name="gr10" draw:text-style-name="P7" draw:layer="layout" svg:x1="13.97cm" svg:y1="8.255cm" svg:x2="13.97cm" svg:y2="10.16cm">
          <text:p/>
        </draw:line>
        <draw:line draw:style-name="gr11" draw:text-style-name="P7" draw:layer="layout" svg:x1="15.875cm" svg:y1="7.62cm" svg:x2="18.415cm" svg:y2="10.16cm">
          <text:p/>
        </draw:line>
        <draw:custom-shape draw:style-name="gr12" draw:text-style-name="P11" draw:layer="layout" svg:width="5.715cm" svg:height="1.905cm" svg:x="5.08cm" svg:y="10.795cm">
          <text:p text:style-name="P10"><text:span text:style-name="T2">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1" draw:layer="layout" svg:width="5.715cm" svg:height="1.905cm" svg:x="11.43cm" svg:y="10.795cm">
          <text:p text:style-name="P10"><text:span text:style-name="T2">C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1" draw:layer="layout" svg:width="5.715cm" svg:height="1.905cm" svg:x="16.51cm" svg:y="10.16cm">
          <text:p text:style-name="P10"><text:span text:style-name="T2">J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Обычный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Преимущества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Преимущества перед другими аналогами: в современности интерфейса, больших возможностях и сотрудничество с конечным потребителем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background" xlink:href="Pictures/100000010000078000000438C2A63A9311AA6ED7.png" xlink:type="simple" xlink:show="embed" xlink:actuate="onLoad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solid" draw:fill-color="#afd095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 fo:min-height="8.884cm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Montserrat" fo:font-family="Montserrat" style:font-pitch="variable" fo:font-size="3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 fo:min-height="2.629cm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Montserrat" fo:font-family="Montserrat" style:font-pitch="variable" fo:font-size="4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afd09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8.624cm" svg:height="10.476cm" svg:x="1.482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3</meta:editing-cycles>
    <meta:editing-duration>PT1H29M56S</meta:editing-duration>
    <dc:date>2022-10-31T09:20:06.527000000</dc:date>
    <meta:generator>LibreOffice/7.4.2.3$Windows_X86_64 LibreOffice_project/382eef1f22670f7f4118c8c2dd222ec7ad009daf</meta:generator>
    <meta:document-statistic meta:object-count="63"/>
  </office:meta>
</office:document-meta>
</file>